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weight="bold" style:font-weight-asian="bold" style:font-weight-complex="bold"/>
    </style:style>
    <style:style style:name="T3" style:parent-style-name="Hyperlink" style:family="text">
      <style:text-properties fo:font-weight="bold" style:font-weight-asian="bold" style:font-weight-complex="bold"/>
    </style:style>
    <style:style style:name="T4" style:parent-style-name="Hyperlink" style:family="text">
      <style:text-properties fo:font-weight="bold" style:font-weight-asian="bold" style:font-weight-complex="bold"/>
    </style:style>
    <style:style style:name="T5" style:parent-style-name="Hyperlink" style:family="text">
      <style:text-properties fo:font-weight="bold" style:font-weight-asian="bold" style:font-weight-complex="bold"/>
    </style:style>
    <style:style style:name="T6" style:parent-style-name="Hyperlink" style:family="text">
      <style:text-properties fo:font-weight="bold" style:font-weight-asian="bold" style:font-weight-complex="bold"/>
    </style:style>
    <style:style style:name="T7" style:parent-style-name="Hyperlink" style:family="text">
      <style:text-properties fo:font-weight="bold" style:font-weight-asian="bold" style:font-weight-complex="bold"/>
    </style:style>
    <style:style style:name="T8" style:parent-style-name="Hyperlink" style:family="text">
      <style:text-properties fo:font-weight="bold" style:font-weight-asian="bold" style:font-weight-complex="bold"/>
    </style:style>
    <style:style style:name="T9" style:parent-style-name="Hyperlink" style:family="text">
      <style:text-properties fo:font-weight="bold" style:font-weight-asian="bold" style:font-weight-complex="bold"/>
    </style:style>
    <style:style style:name="T10" style:parent-style-name="Hyperlink" style:family="text">
      <style:text-properties fo:font-weight="bold" style:font-weight-asian="bold" style:font-weight-complex="bold"/>
    </style:style>
    <style:style style:name="T11" style:parent-style-name="Hyperlink" style:family="text">
      <style:text-properties fo:font-weight="bold" style:font-weight-asian="bold" style:font-weight-complex="bold"/>
    </style:style>
    <style:style style:name="T12" style:parent-style-name="Hyperlink" style:family="text">
      <style:text-properties fo:font-weight="bold" style:font-weight-asian="bold" style:font-weight-complex="bold"/>
    </style:style>
    <style:style style:name="T13" style:parent-style-name="Hyperlink" style:family="text">
      <style:text-properties fo:font-weight="bold" style:font-weight-asian="bold" style:font-weight-complex="bold"/>
    </style:style>
    <style:style style:name="T14" style:parent-style-name="Hyperlink" style:family="text">
      <style:text-properties fo:font-weight="bold" style:font-weight-asian="bold" style:font-weight-complex="bold"/>
    </style:style>
    <style:style style:name="T15" style:parent-style-name="Hyperlink" style:family="text">
      <style:text-properties fo:font-weight="bold" style:font-weight-asian="bold" style:font-weight-complex="bold"/>
    </style:style>
    <style:style style:name="T16" style:parent-style-name="Hyperlink" style:family="text">
      <style:text-properties fo:font-weight="bold" style:font-weight-asian="bold" style:font-weight-complex="bold"/>
    </style:style>
    <style:style style:name="T17" style:parent-style-name="Hyperlink" style:family="text">
      <style:text-properties fo:font-weight="bold" style:font-weight-asian="bold" style:font-weight-complex="bold"/>
    </style:style>
    <style:style style:name="T18" style:parent-style-name="Hyperlink" style:family="text">
      <style:text-properties fo:font-weight="bold" style:font-weight-asian="bold" style:font-weight-complex="bold"/>
    </style:style>
    <style:style style:name="T19" style:parent-style-name="Hyperlink" style:family="text">
      <style:text-properties fo:font-weight="bold" style:font-weight-asian="bold" style:font-weight-complex="bold"/>
    </style:style>
    <style:style style:name="T20" style:parent-style-name="Hyperlink" style:family="text">
      <style:text-properties fo:font-weight="bold" style:font-weight-asian="bold" style:font-weight-complex="bold"/>
    </style:style>
    <style:style style:name="T21" style:parent-style-name="Hyperlink" style:family="text">
      <style:text-properties fo:font-weight="bold" style:font-weight-asian="bold" style:font-weight-complex="bold"/>
    </style:style>
    <style:style style:name="T22" style:parent-style-name="Hyperlink" style:family="text">
      <style:text-properties fo:font-weight="bold" style:font-weight-asian="bold" style:font-weight-complex="bold"/>
    </style:style>
    <style:style style:name="T23" style:parent-style-name="Hyperlink" style:family="text">
      <style:text-properties fo:font-weight="bold" style:font-weight-asian="bold" style:font-weight-complex="bold"/>
    </style:style>
    <style:style style:name="T24" style:parent-style-name="Hyperlink" style:family="text">
      <style:text-properties fo:font-weight="bold" style:font-weight-asian="bold" style:font-weight-complex="bold"/>
    </style:style>
    <style:style style:name="T25" style:parent-style-name="Hyperlink" style:family="text">
      <style:text-properties fo:font-weight="bold" style:font-weight-asian="bold" style:font-weight-complex="bold"/>
    </style:style>
    <style:style style:name="T26" style:parent-style-name="Hyperlink" style:family="text">
      <style:text-properties fo:font-weight="bold" style:font-weight-asian="bold" style:font-weight-complex="bold"/>
    </style:style>
    <style:style style:name="T27" style:parent-style-name="Hyperlink" style:family="text">
      <style:text-properties fo:font-weight="bold" style:font-weight-asian="bold" style:font-weight-complex="bold"/>
    </style:style>
    <style:style style:name="T28" style:parent-style-name="Hyperlink" style:family="text">
      <style:text-properties fo:font-weight="bold" style:font-weight-asian="bold" style:font-weight-complex="bold"/>
    </style:style>
    <style:style style:name="T29" style:parent-style-name="Hyperlink" style:family="text">
      <style:text-properties fo:font-weight="bold" style:font-weight-asian="bold" style:font-weight-complex="bold"/>
    </style:style>
    <style:style style:name="T30" style:parent-style-name="Hyperlink" style:family="text">
      <style:text-properties fo:font-weight="bold" style:font-weight-asian="bold" style:font-weight-complex="bold"/>
    </style:style>
    <style:style style:name="T31" style:parent-style-name="Hyperlink" style:family="text">
      <style:text-properties fo:font-weight="bold" style:font-weight-asian="bold" style:font-weight-complex="bold"/>
    </style:style>
    <style:style style:name="T32" style:parent-style-name="Hyperlink" style:family="text">
      <style:text-properties fo:font-weight="bold" style:font-weight-asian="bold" style:font-weight-complex="bold"/>
    </style:style>
    <style:style style:name="T33" style:parent-style-name="Hyperlink" style:family="text">
      <style:text-properties fo:font-weight="bold" style:font-weight-asian="bold" style:font-weight-complex="bold"/>
    </style:style>
    <style:style style:name="T34" style:parent-style-name="Hyperlink" style:family="text">
      <style:text-properties fo:font-weight="bold" style:font-weight-asian="bold" style:font-weight-complex="bold"/>
    </style:style>
    <style:style style:name="T35" style:parent-style-name="Hyperlink" style:family="text">
      <style:text-properties fo:font-weight="bold" style:font-weight-asian="bold" style:font-weight-complex="bold"/>
    </style:style>
    <style:style style:name="T36" style:parent-style-name="Hyperlink" style:family="text">
      <style:text-properties fo:font-weight="bold" style:font-weight-asian="bold" style:font-weight-complex="bold"/>
    </style:style>
    <style:style style:name="T37" style:parent-style-name="Hyperlink" style:family="text">
      <style:text-properties fo:font-weight="bold" style:font-weight-asian="bold" style:font-weight-complex="bold"/>
    </style:style>
    <style:style style:name="T38" style:parent-style-name="Hyperlink" style:family="text">
      <style:text-properties fo:font-weight="bold" style:font-weight-asian="bold" style:font-weight-complex="bold"/>
    </style:style>
    <style:style style:name="T39" style:parent-style-name="Hyperlink" style:family="text">
      <style:text-properties fo:font-weight="bold" style:font-weight-asian="bold" style:font-weight-complex="bold"/>
    </style:style>
    <style:style style:name="T40" style:parent-style-name="Hyperlink" style:family="text">
      <style:text-properties fo:font-weight="bold" style:font-weight-asian="bold" style:font-weight-complex="bold"/>
    </style:style>
    <style:style style:name="T41" style:parent-style-name="Hyperlink" style:family="text">
      <style:text-properties fo:font-weight="bold" style:font-weight-asian="bold" style:font-weight-complex="bold"/>
    </style:style>
    <style:style style:name="T42" style:parent-style-name="Hyperlink" style:family="text">
      <style:text-properties fo:font-weight="bold" style:font-weight-asian="bold" style:font-weight-complex="bold"/>
    </style:style>
    <style:style style:name="T43" style:parent-style-name="Hyperlink" style:family="text">
      <style:text-properties fo:font-weight="bold" style:font-weight-asian="bold" style:font-weight-complex="bold"/>
    </style:style>
    <style:style style:name="T44" style:parent-style-name="Hyperlink" style:family="text">
      <style:text-properties fo:font-weight="bold" style:font-weight-asian="bold" style:font-weight-complex="bold"/>
    </style:style>
    <style:style style:name="T45" style:parent-style-name="Hyperlink" style:family="text">
      <style:text-properties fo:font-weight="bold" style:font-weight-asian="bold" style:font-weight-complex="bold"/>
    </style:style>
    <style:style style:name="T46" style:parent-style-name="Hyperlink" style:family="text">
      <style:text-properties fo:font-weight="bold" style:font-weight-asian="bold" style:font-weight-complex="bold"/>
    </style:style>
    <style:style style:name="T47" style:parent-style-name="Hyperlink" style:family="text">
      <style:text-properties fo:font-weight="bold" style:font-weight-asian="bold" style:font-weight-complex="bold"/>
    </style:style>
    <style:style style:name="T48" style:parent-style-name="Hyperlink" style:family="text">
      <style:text-properties fo:font-weight="bold" style:font-weight-asian="bold" style:font-weight-complex="bold"/>
    </style:style>
    <style:style style:name="T49" style:parent-style-name="Hyperlink" style:family="text">
      <style:text-properties fo:font-weight="bold" style:font-weight-asian="bold" style:font-weight-complex="bold"/>
    </style:style>
    <style:style style:name="T50" style:parent-style-name="Hyperlink" style:family="text">
      <style:text-properties fo:font-weight="bold" style:font-weight-asian="bold" style:font-weight-complex="bold"/>
    </style:style>
    <style:style style:name="T51" style:parent-style-name="Hyperlink" style:family="text">
      <style:text-properties fo:font-weight="bold" style:font-weight-asian="bold" style:font-weight-complex="bold"/>
    </style:style>
    <style:style style:name="T52" style:parent-style-name="Hyperlink" style:family="text">
      <style:text-properties fo:font-weight="bold" style:font-weight-asian="bold" style:font-weight-complex="bold"/>
    </style:style>
    <style:style style:name="T53" style:parent-style-name="Hyperlink" style:family="text">
      <style:text-properties fo:font-weight="bold" style:font-weight-asian="bold" style:font-weight-complex="bold"/>
    </style:style>
    <style:style style:name="T54" style:parent-style-name="Hyperlink" style:family="text">
      <style:text-properties fo:font-weight="bold" style:font-weight-asian="bold" style:font-weight-complex="bold"/>
    </style:style>
    <style:style style:name="T55" style:parent-style-name="Hyperlink" style:family="text">
      <style:text-properties fo:font-weight="bold" style:font-weight-asian="bold" style:font-weight-complex="bold"/>
    </style:style>
    <style:style style:name="T56" style:parent-style-name="Hyperlink" style:family="text">
      <style:text-properties fo:font-weight="bold" style:font-weight-asian="bold" style:font-weight-complex="bold"/>
    </style:style>
    <style:style style:name="T57" style:parent-style-name="Hyperlink" style:family="text">
      <style:text-properties fo:font-weight="bold" style:font-weight-asian="bold" style:font-weight-complex="bold"/>
    </style:style>
    <style:style style:name="T58" style:parent-style-name="Hyperlink" style:family="text">
      <style:text-properties fo:font-weight="bold" style:font-weight-asian="bold" style:font-weight-complex="bold"/>
    </style:style>
    <style:style style:name="T59" style:parent-style-name="Hyperlink" style:family="text">
      <style:text-properties fo:font-weight="bold" style:font-weight-asian="bold" style:font-weight-complex="bold"/>
    </style:style>
    <style:style style:name="T60" style:parent-style-name="Hyperlink" style:family="text">
      <style:text-properties fo:font-weight="bold" style:font-weight-asian="bold" style:font-weight-complex="bold"/>
    </style:style>
    <style:style style:name="T61" style:parent-style-name="Hyperlink" style:family="text">
      <style:text-properties fo:font-weight="bold" style:font-weight-asian="bold" style:font-weight-complex="bold"/>
    </style:style>
    <style:style style:name="T62" style:parent-style-name="Hyperlink" style:family="text">
      <style:text-properties fo:font-weight="bold" style:font-weight-asian="bold" style:font-weight-complex="bold"/>
    </style:style>
    <style:style style:name="T63" style:parent-style-name="Hyperlink" style:family="text">
      <style:text-properties fo:font-weight="bold" style:font-weight-asian="bold" style:font-weight-complex="bold"/>
    </style:style>
    <style:style style:name="T64" style:parent-style-name="Hyperlink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><text:a xlink:href="javascript:void(0);" office:target-frame-name="_top" xlink:show="replace"><text:span text:style-name="T2">ISO 27001 Information Security Standard</text:span></text:a></text:p>
      <text:p text:style-name="Normal">Activity Code LP-205</text:p>
      <text:p text:style-name="Normal"><text:a xlink:href="javascript:void(0);" office:target-frame-name="_top" xlink:show="replace"><text:span text:style-name="T3">GD Mandatory Compliance Information Security</text:span></text:a></text:p>
      <text:p text:style-name="Normal">Activity Code QA5912</text:p>
      <text:p text:style-name="Normal"><text:a xlink:href="javascript:void(0);" office:target-frame-name="_top" xlink:show="replace"><text:span text:style-name="T4">Securities Lending: Securities Lending - An Introduction</text:span></text:a></text:p>
      <text:p text:style-name="Normal">Activity Code D27196</text:p>
      <text:p text:style-name="Normal"><text:a xlink:href="javascript:void(0);" office:target-frame-name="_top" xlink:show="replace"><text:span text:style-name="T5">Security Copilot</text:span></text:a></text:p>
      <text:p text:style-name="Normal">Activity Code TOPIC-3955</text:p>
      <text:p text:style-name="Normal"><text:a xlink:href="javascript:void(0);" office:target-frame-name="_top" xlink:show="replace"><text:span text:style-name="T6">Security and Permissions</text:span></text:a></text:p>
      <text:p text:style-name="Normal">Activity Code EL0017915</text:p>
      <text:p text:style-name="Normal"><text:a xlink:href="javascript:void(0);" office:target-frame-name="_top" xlink:show="replace"><text:span text:style-name="T7">Security Pitstop</text:span></text:a></text:p>
      <text:p text:style-name="Normal">Activity Code D28238</text:p>
      <text:p text:style-name="Normal"><text:a xlink:href="javascript:void(0);" office:target-frame-name="_top" xlink:show="replace"><text:span text:style-name="T8">Data Security</text:span></text:a></text:p>
      <text:p text:style-name="Normal">Activity Code D29892</text:p>
      <text:p text:style-name="Normal"><text:a xlink:href="javascript:void(0);" office:target-frame-name="_top" xlink:show="replace"><text:span text:style-name="T9">TSS: Providing Additional Information</text:span></text:a></text:p>
      <text:p text:style-name="Normal">Activity Code D26491</text:p>
      <text:p text:style-name="Normal"><text:a xlink:href="javascript:void(0);" office:target-frame-name="_top" xlink:show="replace"><text:span text:style-name="T10">Apple Training: Security</text:span></text:a></text:p>
      <text:p text:style-name="Normal">Activity Code TOPIC-3481</text:p>
      <text:p text:style-name="Normal"><text:a xlink:href="javascript:void(0);" office:target-frame-name="_top" xlink:show="replace"><text:span text:style-name="T11">Apple Platform Security</text:span></text:a></text:p>
      <text:p text:style-name="Normal">Activity Code EL0015269</text:p>
      <text:p text:style-name="Normal"><text:a xlink:href="javascript:void(0);" office:target-frame-name="_top" xlink:show="replace"><text:span text:style-name="T12">Domain: Security 101</text:span></text:a></text:p>
      <text:p text:style-name="Normal">Activity Code TOPIC-3943</text:p>
      <text:p text:style-name="Normal"><text:a xlink:href="javascript:void(0);" office:target-frame-name="_top" xlink:show="replace"><text:span text:style-name="T13">Domain: Security 201</text:span></text:a></text:p>
      <text:p text:style-name="Normal">Activity Code TOPIC-3944</text:p>
      <text:p text:style-name="Normal"><text:a xlink:href="javascript:void(0);" office:target-frame-name="_top" xlink:show="replace"><text:span text:style-name="T14">Cloud Ops Security</text:span></text:a></text:p>
      <text:p text:style-name="Normal">Activity Code TOPIC-3796</text:p>
      <text:p text:style-name="Normal"><text:a xlink:href="javascript:void(0);" office:target-frame-name="_top" xlink:show="replace"><text:span text:style-name="T15">Domain: Security 301</text:span></text:a></text:p>
      <text:p text:style-name="Normal">Activity Code TOPIC-3945</text:p>
      <text:p text:style-name="Normal"><text:a xlink:href="javascript:void(0);" office:target-frame-name="_top" xlink:show="replace"><text:span text:style-name="T16">10. Cloud Security</text:span></text:a></text:p>
      <text:p text:style-name="Normal">Activity Code SP50249</text:p>
      <text:p text:style-name="Normal"><text:a xlink:href="javascript:void(0);" office:target-frame-name="_top" xlink:show="replace"><text:span text:style-name="T17">02. IoT Security</text:span></text:a></text:p>
      <text:p text:style-name="Normal">Activity Code D27632(FR)182</text:p>
      <text:p text:style-name="Normal"><text:a xlink:href="javascript:void(0);" office:target-frame-name="_top" xlink:show="replace"><text:span text:style-name="T18">Network Ops Security</text:span></text:a></text:p>
      <text:p text:style-name="Normal">Activity Code TOPIC-3718</text:p>
      <text:p text:style-name="Normal"><text:a xlink:href="javascript:void(0);" office:target-frame-name="_top" xlink:show="replace"><text:span text:style-name="T19">Phishing and Security Incident</text:span></text:a></text:p>
      <text:p text:style-name="Normal">Activity Code C31262</text:p>
      <text:p text:style-name="Normal"><text:a xlink:href="javascript:void(0);" office:target-frame-name="_top" xlink:show="replace"><text:span text:style-name="T20">Cultural Theories: Hall's DCD - Information</text:span></text:a></text:p>
      <text:p text:style-name="Normal">Activity Code D25772</text:p>
      <text:p text:style-name="Normal"><text:a xlink:href="javascript:void(0);" office:target-frame-name="_top" xlink:show="replace"><text:span text:style-name="T21">OT &amp; IOT Security Introduction</text:span></text:a></text:p>
      <text:p text:style-name="Normal">Activity Code B28646</text:p>
      <text:p text:style-name="Normal"><text:a xlink:href="javascript:void(0);" office:target-frame-name="_top" xlink:show="replace"><text:span text:style-name="T22">Security Certifications and Compliance Center</text:span></text:a></text:p>
      <text:p text:style-name="Normal">Activity Code EL0015270</text:p>
      <text:p text:style-name="Normal"><text:a xlink:href="javascript:void(0);" office:target-frame-name="_top" xlink:show="replace"><text:span text:style-name="T23">Microsoft Security Services L1</text:span></text:a></text:p>
      <text:p text:style-name="Normal">Activity Code TOPIC-3485</text:p>
      <text:p text:style-name="Normal"><text:a xlink:href="javascript:void(0);" office:target-frame-name="_top" xlink:show="replace"><text:span text:style-name="T24">Introduction to Corporate Banking: Security</text:span></text:a></text:p>
      <text:p text:style-name="Normal">Activity Code D22351</text:p>
      <text:p text:style-name="Normal"><text:a xlink:href="javascript:void(0);" office:target-frame-name="_top" xlink:show="replace"><text:span text:style-name="T25">Hybrid Securities: Convertibles - An Introduction</text:span></text:a></text:p>
      <text:p text:style-name="Normal">Activity Code D27452</text:p>
      <text:p text:style-name="Normal"><text:a xlink:href="javascript:void(0);" office:target-frame-name="_top" xlink:show="replace"><text:span text:style-name="T26">Hybrid Securities: Convertibles - Valuation</text:span></text:a></text:p>
      <text:p text:style-name="Normal">Activity Code D27453</text:p>
      <text:p text:style-name="Normal"><text:a xlink:href="javascript:void(0);" office:target-frame-name="_top" xlink:show="replace"><text:span text:style-name="T27">Fintech: Blockchain Structure &amp; Security</text:span></text:a></text:p>
      <text:p text:style-name="Normal">Activity Code D27504</text:p>
      <text:p text:style-name="Normal"><text:a xlink:href="javascript:void(0);" office:target-frame-name="_top" xlink:show="replace"><text:span text:style-name="T28">Domain: Securities Lending- L2</text:span></text:a></text:p>
      <text:p text:style-name="Normal">Activity Code CUR-3034</text:p>
      <text:p text:style-name="Normal"><text:a xlink:href="javascript:void(0);" office:target-frame-name="_top" xlink:show="replace"><text:span text:style-name="T29">Apple Devices Security Basics</text:span></text:a></text:p>
      <text:p text:style-name="Normal">Activity Code T27535</text:p>
      <text:p text:style-name="Normal"><text:a xlink:href="javascript:void(0);" office:target-frame-name="_top" xlink:show="replace"><text:span text:style-name="T30">BiTS Network Ops Security</text:span></text:a></text:p>
      <text:p text:style-name="Normal">Activity Code TOPIC-4037</text:p>
      <text:p text:style-name="Normal"><text:a xlink:href="javascript:void(0);" office:target-frame-name="_top" xlink:show="replace"><text:span text:style-name="T31">Network Security Pre-Assessment</text:span></text:a></text:p>
      <text:p text:style-name="Normal">Activity Code QA9726</text:p>
      <text:p text:style-name="Normal"><text:a xlink:href="javascript:void(0);" office:target-frame-name="_top" xlink:show="replace"><text:span text:style-name="T32">Need to Know: Password Security</text:span></text:a></text:p>
      <text:soft-page-break/>
      <text:p text:style-name="Normal">Activity Code C31254</text:p>
      <text:p text:style-name="Normal"><text:a xlink:href="javascript:void(0);" office:target-frame-name="_top" xlink:show="replace"><text:span text:style-name="T33">Phishing Attacks and Email Security</text:span></text:a></text:p>
      <text:p text:style-name="Normal">Activity Code D31218</text:p>
      <text:p text:style-name="Normal"><text:a xlink:href="javascript:void(0);" office:target-frame-name="_top" xlink:show="replace"><text:span text:style-name="T34">Assessment on SOP on Medical Information Call Center</text:span></text:a></text:p>
      <text:p text:style-name="Normal">Activity Code QA6203</text:p>
      <text:p text:style-name="Normal"><text:a xlink:href="javascript:void(0);" office:target-frame-name="_top" xlink:show="replace"><text:span text:style-name="T35">Apple at Work - Platform Security Overview</text:span></text:a></text:p>
      <text:p text:style-name="Normal">Activity Code EL001526</text:p>
      <text:p text:style-name="Normal"><text:a xlink:href="javascript:void(0);" office:target-frame-name="_top" xlink:show="replace"><text:span text:style-name="T36">Technical-Azure for Enterprise Security Architects</text:span></text:a></text:p>
      <text:p text:style-name="Normal">Activity Code CUR-2703</text:p>
      <text:p text:style-name="Normal"><text:a xlink:href="javascript:void(0);" office:target-frame-name="_top" xlink:show="replace"><text:span text:style-name="T37">Domain,Security and Compliance Module 2</text:span></text:a></text:p>
      <text:p text:style-name="Normal">Activity Code T23511(Archived)</text:p>
      <text:p text:style-name="Normal"><text:a xlink:href="javascript:void(0);" office:target-frame-name="_top" xlink:show="replace"><text:span text:style-name="T38">MS Word 103: Document Security</text:span></text:a></text:p>
      <text:p text:style-name="Normal">Activity Code T26989</text:p>
      <text:p text:style-name="Normal"><text:a xlink:href="javascript:void(0);" office:target-frame-name="_top" xlink:show="replace"><text:span text:style-name="T39">Hybrid Securities: Contingent Convertibles (CoCos)</text:span></text:a></text:p>
      <text:p text:style-name="Normal">Activity Code D27454</text:p>
      <text:p text:style-name="Normal"><text:a xlink:href="javascript:void(0);" office:target-frame-name="_top" xlink:show="replace"><text:span text:style-name="T40">Secure Software Development: Software Security</text:span></text:a></text:p>
      <text:p text:style-name="Normal">Activity Code T26870</text:p>
      <text:p text:style-name="Normal"><text:a xlink:href="javascript:void(0);" office:target-frame-name="_top" xlink:show="replace"><text:span text:style-name="T41">DOP ERM_TnA Q1_Phishing and Email Security</text:span></text:a></text:p>
      <text:p text:style-name="Normal">Activity Code B28517</text:p>
      <text:p text:style-name="Normal"><text:a xlink:href="javascript:void(0);" office:target-frame-name="_top" xlink:show="replace"><text:span text:style-name="T42">Awareness session on Physical Security Policies</text:span></text:a></text:p>
      <text:p text:style-name="Normal">Activity Code D29603</text:p>
      <text:p text:style-name="Normal"><text:a xlink:href="javascript:void(0);" office:target-frame-name="_top" xlink:show="replace"><text:span text:style-name="T43">01. Wipro Blockchain Certification Program - Information Document</text:span></text:a></text:p>
      <text:p text:style-name="Normal">Activity Code T28138</text:p>
      <text:p text:style-name="Normal"><text:a xlink:href="javascript:void(0);" office:target-frame-name="_top" xlink:show="replace"><text:span text:style-name="T44">Blockchain &amp; Open Source Security Practice Assessment</text:span></text:a></text:p>
      <text:p text:style-name="Normal">Activity Code QA1618</text:p>
      <text:p text:style-name="Normal"><text:a xlink:href="javascript:void(0);" office:target-frame-name="_top" xlink:show="replace"><text:span text:style-name="T45">Technology: SAST-Static Application Security Testing</text:span></text:a></text:p>
      <text:p text:style-name="Normal">Activity Code LP-517</text:p>
      <text:p text:style-name="Normal"><text:a xlink:href="javascript:void(0);" office:target-frame-name="_top" xlink:show="replace"><text:span text:style-name="T46">A Methodology for Business-aligned Security Architecture Definition</text:span></text:a></text:p>
      <text:p text:style-name="Normal">Activity Code D24273(FR)101</text:p>
      <text:p text:style-name="Normal"><text:a xlink:href="javascript:void(0);" office:target-frame-name="_top" xlink:show="replace"><text:span text:style-name="T47">PKT Security Search Accreditation TestSeptember'23</text:span></text:a></text:p>
      <text:p text:style-name="Normal">Activity Code QA8364</text:p>
      <text:p text:style-name="Normal"><text:a xlink:href="javascript:void(0);" office:target-frame-name="_top" xlink:show="replace"><text:span text:style-name="T48">01. Future Ready Application Security Lifecycle</text:span></text:a></text:p>
      <text:p text:style-name="Normal">Activity Code D30392(FR)286</text:p>
      <text:p text:style-name="Normal"><text:a xlink:href="javascript:void(0);" office:target-frame-name="_top" xlink:show="replace"><text:span text:style-name="T49">DOP ERM: Phishing Attacks and Email Security</text:span></text:a></text:p>
      <text:p text:style-name="Normal">Activity Code D30281</text:p>
      <text:p text:style-name="Normal"><text:a xlink:href="javascript:void(0);" office:target-frame-name="_top" xlink:show="replace"><text:span text:style-name="T50">Technology: Automotive Security Risk Assessment &amp; Threat Modelling</text:span></text:a></text:p>
      <text:p text:style-name="Normal">Activity Code LP-445</text:p>
      <text:p text:style-name="Normal"><text:a xlink:href="javascript:void(0);" office:target-frame-name="_top" xlink:show="replace"><text:span text:style-name="T51">03. IoT Security protocols using unclonable Function</text:span></text:a></text:p>
      <text:p text:style-name="Normal">Activity Code D26595(FR)157</text:p>
      <text:p text:style-name="Normal"><text:a xlink:href="javascript:void(0);" office:target-frame-name="_top" xlink:show="replace"><text:span text:style-name="T52">03. Blockchain, Open source &amp; Trust ware Security</text:span></text:a></text:p>
      <text:p text:style-name="Normal">Activity Code D28395(FR)216</text:p>
      <text:p text:style-name="Normal"><text:a xlink:href="javascript:void(0);" office:target-frame-name="_top" xlink:show="replace"><text:span text:style-name="T53">Forgerock OpenDJ_Intermediate_Implementing ForgeRock Directory Service (DS) Security</text:span></text:a></text:p>
      <text:p text:style-name="Normal">Activity Code T28015</text:p>
      <text:p text:style-name="Normal"><text:a xlink:href="javascript:void(0);" office:target-frame-name="_top" xlink:show="replace"><text:span text:style-name="T54">Awareness sessions on Physical Security Policies &amp; Handling Emergencies</text:span></text:a></text:p>
      <text:p text:style-name="Normal">Activity Code TOPIC-3980</text:p>
      <text:p text:style-name="Normal"><text:a xlink:href="javascript:void(0);" office:target-frame-name="_top" xlink:show="replace"><text:span text:style-name="T55">Assessment: Automotive Security Risk Assessment &amp; Threat Modelling</text:span></text:a></text:p>
      <text:p text:style-name="Normal">Activity Code QA5400</text:p>
      <text:p text:style-name="Normal"><text:a xlink:href="javascript:void(0);" office:target-frame-name="_top" xlink:show="replace"><text:span text:style-name="T56">02. CIS-Webservices - IIS Admin Internet Information Services - L1</text:span></text:a></text:p>
      <text:p text:style-name="Normal">Activity Code QA7889</text:p>
      <text:p text:style-name="Normal"><text:a xlink:href="javascript:void(0);" office:target-frame-name="_top" xlink:show="replace"><text:span text:style-name="T57">Technology: CA IES Product Security - Secure Development L1</text:span></text:a></text:p>
      <text:p text:style-name="Normal">Activity Code LP-247</text:p>
      <text:p text:style-name="Normal"><text:a xlink:href="javascript:void(0);" office:target-frame-name="_top" xlink:show="replace"><text:span text:style-name="T58">Workstation Security and Onboarding/Off boarding to Database – V 1.28 – Pfizer</text:span></text:a></text:p>
      <text:p text:style-name="Normal">Activity Code SP63960</text:p>
      <text:p text:style-name="Normal"><text:a xlink:href="javascript:void(0);" office:target-frame-name="_top" xlink:show="replace"><text:span text:style-name="T59">01. Course-Webex Recording: CIS-Webservices - IIS Admin Internet Information Services - L1</text:span></text:a></text:p>
      <text:p text:style-name="Normal">Activity Code EL0048063</text:p>
      <text:p text:style-name="Normal"><text:a xlink:href="javascript:void(0);" office:target-frame-name="_top" xlink:show="replace"><text:span text:style-name="T60">01. Course-Webex Recording: CIS-Webservices -IIS Admin Internet Information Services - L2</text:span></text:a></text:p>
      <text:p text:style-name="Normal">Activity Code SP0055264</text:p>
      <text:p text:style-name="Normal"><text:a xlink:href="javascript:void(0);" office:target-frame-name="_top" xlink:show="replace"><text:span text:style-name="T61">01. Course-Webex Recording: CIS-Webservices - IIS Admin Internet Information Services - L3</text:span></text:a></text:p>
      <text:p text:style-name="Normal">Activity Code EL0055267</text:p>
      <text:p text:style-name="Normal"><text:a xlink:href="javascript:void(0);" office:target-frame-name="_top" xlink:show="replace"><text:span text:style-name="T62">GVP Module VIII Addendum I Requirements and recommendations for submission of information on non-interventional post author</text:span></text:a></text:p>
      <text:p text:style-name="Normal">Activity Code EL0023308</text:p>
      <text:p text:style-name="Normal"><text:a xlink:href="javascript:void(0);" office:target-frame-name="_top" xlink:show="replace"><text:span text:style-name="T63">SOP_WDSC-02-00_Workstation Security &amp; Onboarding/Off boarding to Database_Pfizer Oncology Together &amp; Pfizer VBiG_V 1.0</text:span></text:a></text:p>
      <text:p text:style-name="Normal">Activity Code SP67139</text:p>
      <text:p text:style-name="Normal"><text:a xlink:href="javascript:void(0);" office:target-frame-name="_top" xlink:show="replace"><text:span text:style-name="T64">Technology: Secure software development</text:span></text:a></text:p>
      <text:p text:style-name="Normal">Activity Code CUR-298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move" style:display-name="mov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sortlabel" style:display-name="sortlabel" style:family="text" style:parent-style-name="DefaultParagraphFont"/>
    <style:style style:name="caret" style:display-name="caret" style:family="text" style:parent-style-name="DefaultParagraphFont"/>
    <style:style style:name="searchlistitem" style:display-name="searchlist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sr-only" style:display-name="sr-only" style:family="text" style:parent-style-name="DefaultParagraphFont"/>
    <style:style style:name="fontsize12" style:display-name="fontsize12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activity_details_attr_allignment" style:display-name="activity_details_attr_allignment" style:family="text" style:parent-style-name="DefaultParagraphFont"/>
    <style:style style:name="fontsize14important" style:display-name="fontsize14important" style:family="text" style:parent-style-name="DefaultParagraphFont"/>
    <style:style style:name="fa" style:display-name="fa" style:family="text" style:parent-style-name="DefaultParagraphFont"/>
    <style:style style:name="kebab-icon" style:display-name="kebab-icon" style:family="text" style:parent-style-name="DefaultParagraphFont"/>
    <style:style style:name="activity-duration" style:display-name="activity-duration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uldeep Sagoo</meta:initial-creator>
    <dc:creator>Kuldeep Sagoo</dc:creator>
    <meta:creation-date>2024-09-24T13:51:00Z</meta:creation-date>
    <dc:date>2024-09-24T14:03:00Z</dc:date>
    <meta:template xlink:href="Normal" xlink:type="simple"/>
    <meta:editing-cycles>1</meta:editing-cycles>
    <meta:editing-duration>PT720S</meta:editing-duration>
    <meta:document-statistic meta:page-count="5" meta:paragraph-count="13" meta:word-count="982" meta:character-count="6571" meta:row-count="46" meta:non-whitespace-character-count="5602"/>
  </office:meta>
</office:document-meta>
</file>